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cc853" officeooo:paragraph-rsid="000cc853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cc853" officeooo:paragraph-rsid="000cc853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cc853" officeooo:paragraph-rsid="000ea6be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cc853" officeooo:paragraph-rsid="00106017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ea6be" officeooo:paragraph-rsid="000ea6be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6017" officeooo:paragraph-rsid="0010601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fe55" officeooo:paragraph-rsid="0010fe5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2574a" officeooo:paragraph-rsid="0012574a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5870f" officeooo:paragraph-rsid="0015870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c853" officeooo:paragraph-rsid="000cc85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a6be" officeooo:paragraph-rsid="000ea6b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06017" officeooo:paragraph-rsid="0010601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0fe55" officeooo:paragraph-rsid="0010fe5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2574a" officeooo:paragraph-rsid="0012574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870f" officeooo:paragraph-rsid="0015870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60c58" officeooo:paragraph-rsid="00260c58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82ece" officeooo:paragraph-rsid="00282ece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cc853" officeooo:paragraph-rsid="000cc85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ea6be" officeooo:paragraph-rsid="000ea6be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0fe55" officeooo:paragraph-rsid="0010fe5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7fc6a" officeooo:paragraph-rsid="0017fc6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9c8d7" officeooo:paragraph-rsid="0019c8d7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c57dd" officeooo:paragraph-rsid="001c57d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d3332" officeooo:paragraph-rsid="001d3332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ea45b" officeooo:paragraph-rsid="001ea45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15cde" officeooo:paragraph-rsid="00215cd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23dc3" officeooo:paragraph-rsid="00223dc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399de" officeooo:paragraph-rsid="002399de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246a39" officeooo:paragraph-rsid="00246a39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25bab4" officeooo:paragraph-rsid="0025bab4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5bab4" officeooo:paragraph-rsid="0025bab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60c58" officeooo:paragraph-rsid="00260c58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6842e" officeooo:paragraph-rsid="0026842e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74055" officeooo:paragraph-rsid="00274055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82ece" officeooo:paragraph-rsid="00282ec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cbef6" officeooo:paragraph-rsid="002cbef6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fe55" style:font-weight-asian="normal" style:font-weight-complex="normal"/>
    </style:style>
    <style:style style:name="T3" style:family="text">
      <style:text-properties fo:font-weight="normal" officeooo:rsid="002923d3" style:font-weight-asian="normal" style:font-weight-complex="normal"/>
    </style:style>
    <style:style style:name="T4" style:family="text">
      <style:text-properties fo:font-weight="normal" officeooo:rsid="002a1bd4" style:font-weight-asian="normal" style:font-weight-complex="normal"/>
    </style:style>
    <style:style style:name="T5" style:family="text">
      <style:text-properties fo:font-weight="normal" officeooo:rsid="002c0a1c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ea6be" style:font-weight-asian="normal" style:font-weight-complex="normal"/>
    </style:style>
    <style:style style:name="T9" style:family="text">
      <style:text-properties style:text-underline-style="none" fo:font-weight="normal" officeooo:rsid="00106017" style:font-weight-asian="normal" style:font-weight-complex="normal"/>
    </style:style>
    <style:style style:name="T10" style:family="text">
      <style:text-properties style:text-underline-style="none" fo:font-weight="normal" officeooo:rsid="000cc853" style:font-weight-asian="normal" style:font-weight-complex="normal"/>
    </style:style>
    <style:style style:name="T11" style:family="text">
      <style:text-properties style:text-underline-style="none" fo:font-weight="normal" officeooo:rsid="0010fe55" style:font-weight-asian="normal" style:font-weight-complex="normal"/>
    </style:style>
    <style:style style:name="T12" style:family="text">
      <style:text-properties style:text-underline-style="none" fo:font-weight="normal" officeooo:rsid="0012574a" style:font-weight-asian="normal" style:font-weight-complex="normal"/>
    </style:style>
    <style:style style:name="T13" style:family="text">
      <style:text-properties style:text-underline-style="none" fo:font-weight="normal" officeooo:rsid="00149829" style:font-weight-asian="normal" style:font-weight-complex="normal"/>
    </style:style>
    <style:style style:name="T14" style:family="text">
      <style:text-properties style:text-underline-style="none" fo:font-weight="normal" officeooo:rsid="0015870f" style:font-weight-asian="normal" style:font-weight-complex="normal"/>
    </style:style>
    <style:style style:name="T15" style:family="text">
      <style:text-properties style:text-underline-style="none" fo:font-weight="normal" officeooo:rsid="002884da" style:font-weight-asian="normal" style:font-weight-complex="normal"/>
    </style:style>
    <style:style style:name="T16" style:family="text">
      <style:text-properties style:text-underline-style="none" officeooo:rsid="001abcab"/>
    </style:style>
    <style:style style:name="T17" style:family="text">
      <style:text-properties style:text-underline-style="none" officeooo:rsid="001d3332"/>
    </style:style>
    <style:style style:name="T18" style:family="text">
      <style:text-properties style:text-underline-style="none" officeooo:rsid="00215c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f structurel et fonctionnel :</text:p>
      <text:p text:style-name="P10"/>
      <text:p text:style-name="P10"/>
      <text:p text:style-name="P18">Université :</text:p>
      <text:p text:style-name="P10">Cette entité sert à stocker toutes les universités de tous les participants inscrits dans ma base.</text:p>
      <text:p text:style-name="P10">La clé primaire est un numéro unique.</text:p>
      <text:p text:style-name="P10">Tout le reste des attributs sert à décrire chaque université.</text:p>
      <text:p text:style-name="P10"/>
      <text:p text:style-name="P18">ParticipantAsso :</text:p>
      <text:p text:style-name="P2"><text:span text:style-name="T7">Cette entité sert à stocker tous les étudiants inscrits dans l’association et qui veulent participer à des </text:span><text:span text:style-name="T11">événements.</text:span></text:p>
      <text:p text:style-name="P10">La clé primaire est un numéro unique de participation qui sert aussi d’identifiant.</text:p>
      <text:p text:style-name="P3"><text:span text:style-name="T7">La clé étrangère NoUniversité permet d’avoir les renseignements </text:span><text:span text:style-name="T8">de l’université de l’étudiant.</text:span></text:p>
      <text:p text:style-name="P3"><text:span text:style-name="T8">La clé étrangère NoEtudiant permet d’avoir les renseignements sur </text:span><text:span text:style-name="T7"><text:s/></text:span><text:span text:style-name="T8">l’étudiant (lié à la table de Xavier)</text:span></text:p>
      <text:p text:style-name="P11"/>
      <text:p text:style-name="P19">ParticipantAutre :</text:p>
      <text:p text:style-name="P5"><text:span text:style-name="T7">Cette entité sert à stocker tous les étudiants qui ne font pas partie de l’association </text:span><text:span text:style-name="T9">et qui participent à des </text:span><text:span text:style-name="T11">événements.</text:span></text:p>
      <text:p text:style-name="P6"><text:span text:style-name="T7">La clé primaire </text:span><text:span text:style-name="T10">est un numéro unique de participation qui sert aussi d’identifiant.</text:span></text:p>
      <text:p text:style-name="P4"><text:span text:style-name="T7">La clé étrangère NoUniversité permet d’avoir les renseignements </text:span><text:span text:style-name="T8">de l’université de l’étudiant.</text:span></text:p>
      <text:p text:style-name="P6"><text:span text:style-name="T8">L</text:span><text:span text:style-name="T7">e reste des attributs permet d’avoir les renseignements de l’étudiant.</text:span></text:p>
      <text:p text:style-name="P12"/>
      <text:p text:style-name="P6"><text:span text:style-name="T2">Équipe</text:span><text:span text:style-name="T1"> :</text:span></text:p>
      <text:p text:style-name="P12">Cette entité sert à stocker toutes les équipes qui participent à des événements. </text:p>
      <text:p text:style-name="P7"><text:span text:style-name="T8">L</text:span><text:span text:style-name="T7">a clé primaire est un numéro d’équipe qui sert aussi d’identifiant.</text:span></text:p>
      <text:p text:style-name="P13">L’attribut NomEquipe stocke le nom de chaque équipe.</text:p>
      <text:p text:style-name="P13"/>
      <text:p text:style-name="P20">Événement :</text:p>
      <text:p text:style-name="P7"><text:span text:style-name="T7">Cette entité </text:span><text:span text:style-name="T12">sert à stocker tous les événements proposés par l’association.</text:span></text:p>
      <text:p text:style-name="P14">La clé primaire est un numéro unique.</text:p>
      <text:p text:style-name="P14">La clé étrangère NoPersonnel permet d’avoir les renseignements sur la personne qui encadre l’événement.</text:p>
      <text:p text:style-name="P14">La clé étrangère NoTypeEvenement permet de savoir le type de l’événement .</text:p>
      <text:p text:style-name="P14">La clé étrangère NoPresse permet de savoir si l’événement a été médiatisé et si oui par qui.</text:p>
      <text:p text:style-name="P14">La clé étrangère NoEvtSport permet de savoir si l’événement est sportif ou non et si oui elle décrit la partie sport.</text:p>
      <text:p text:style-name="P14">L’attribut Date donne la date de l’événement.</text:p>
      <text:p text:style-name="P14">L’attribut VilleEvenement donne la ville de l’événement.</text:p>
      <text:p text:style-name="P14">L’attribut Prix donne le coût de l’événement.</text:p>
      <text:p text:style-name="P8"><text:span text:style-name="T7">L’attribut PrixPlace donne le prix </text:span><text:span text:style-name="T13">de la participation à </text:span><text:span text:style-name="T14">l’événement.</text:span></text:p>
      <text:p text:style-name="P9"><text:span text:style-name="T13">L’</text:span><text:span text:style-name="T7">attribut Notation donne la note moyenne obtenu par l’événement.</text:span></text:p>
      <text:p text:style-name="P15"/>
      <text:p text:style-name="P21">Presse :</text:p>
      <text:p text:style-name="P21"><text:span text:style-name="T6">Cette entité sert à stocker tous les organismes de presse qui ont couvert un événement.</text:span></text:p>
      <text:p text:style-name="P22"><text:span text:style-name="T6">La clé primaire est un numéro unique.</text:span></text:p>
      <text:p text:style-name="P22"><text:span text:style-name="T6">L’attribut Organisme donne le nom du média.</text:span></text:p>
      <text:p text:style-name="P22"><text:span text:style-name="T6"/></text:p>
      <text:p text:style-name="P22">Personnel :</text:p>
      <text:p text:style-name="P22"><text:span text:style-name="T6">Cette entité sert à stocker toutes les personnes qui </text:span><text:span text:style-name="T16">ont </text:span><text:span text:style-name="T6">supervis</text:span><text:span text:style-name="T16">ées</text:span><text:span text:style-name="T6"> un événement.</text:span></text:p>
      <text:p text:style-name="P22"><text:span text:style-name="T6">La clé primaire est un numéro unique.</text:span></text:p>
      <text:p text:style-name="P23"><text:span text:style-name="T6">Les attributs permettent </text:span><text:span text:style-name="T17">d’avoir les renseignements sur la personne.</text:span></text:p>
      <text:p text:style-name="P23"><text:soft-page-break/><text:span text:style-name="T17"/></text:p>
      <text:p text:style-name="P24">Type :</text:p>
      <text:p text:style-name="P25"><text:span text:style-name="T6">Cette entité sert à stocker les types d’événements.</text:span></text:p>
      <text:p text:style-name="P25"><text:span text:style-name="T6">La clé primaire est un numéro unique.</text:span></text:p>
      <text:p text:style-name="P25"><text:span text:style-name="T6">L’attribut TypeEvenement permet de savoir le type de l’événement.</text:span></text:p>
      <text:p text:style-name="P25"><text:span text:style-name="T6"/></text:p>
      <text:p text:style-name="P25">EvenementSport :</text:p>
      <text:p text:style-name="P25"><text:span text:style-name="T6">Cette entité sert à stocker les renseignements sur un événement de type sport </text:span><text:span text:style-name="T18">(match)</text:span><text:span text:style-name="T6">.</text:span></text:p>
      <text:p text:style-name="P25"><text:span text:style-name="T6">La clé primaire est un numéro unique.</text:span></text:p>
      <text:p text:style-name="P25"><text:span text:style-name="T6">La clé étrangère NoSport permet de renseigner sur le sport concerné.</text:span></text:p>
      <text:p text:style-name="P26"><text:span text:style-name="T6">L’attribut NoVainqueur permet de renseigner le vainqueur du match (numéro d’équipe ou numéro de participant).</text:span></text:p>
      <text:p text:style-name="P26"><text:span text:style-name="T6">L’attribut Score donne le score final du match.</text:span></text:p>
      <text:p text:style-name="P26"><text:span text:style-name="T6">L’attribut RecompenseVainqueur donne la récompense en argent du vainqueur.</text:span></text:p>
      <text:p text:style-name="P26"><text:span text:style-name="T6">L’attribut NbreSpectateur donne le nombre de spectateur présent au match.</text:span></text:p>
      <text:p text:style-name="P26"><text:span text:style-name="T6"/></text:p>
      <text:p text:style-name="P27">Sport :</text:p>
      <text:p text:style-name="P27"><text:span text:style-name="T6">Cette entité sert à stocker tous les sports proposés par l’association.</text:span></text:p>
      <text:p text:style-name="P27"><text:span text:style-name="T6">La clé primaire est un numéro unique.</text:span></text:p>
      <text:p text:style-name="P28"><text:span text:style-name="T6">L’attribut NomSport donne le nom du sport.</text:span></text:p>
      <text:p text:style-name="P28"><text:span text:style-name="T6">L’attribut TypeSport donne le type du sport (collectif ou individuel).</text:span></text:p>
      <text:p text:style-name="P29"><text:span text:style-name="T6">L’attribut NbJoueursEquipe donne le nombre de joueurs par équipe de ce sport (1 si individuel).</text:span></text:p>
      <text:p text:style-name="P25"><text:span text:style-name="T6"/></text:p>
      <text:p text:style-name="P22"><text:span text:style-name="T6"/></text:p>
      <text:p text:style-name="P22"><text:span text:style-name="T6"/></text:p>
      <text:p text:style-name="P30">Évolutions :</text:p>
      <text:p text:style-name="P31"><text:span text:style-name="T7"/></text:p>
      <text:p text:style-name="P32"><text:span text:style-name="T1">Faites :</text:span></text:p>
      <text:p text:style-name="P35"><text:span text:style-name="T7">Ajout d’une entité Équipe car cet aspect n’était pas géré.</text:span></text:p>
      <text:p text:style-name="P35"><text:span text:style-name="T7">Séparation des événements sportifs et des événements culturels (et autres) </text:span><text:span text:style-name="T15">car la manière de les définir est différente (différents attributs).</text:span></text:p>
      <text:p text:style-name="P17"><text:span text:style-name="T1"><text:s/></text:span><text:span text:style-name="T3">+ </text:span><text:span text:style-name="T1">Voir MEA actuel et l’ancien.</text:span></text:p>
      <text:p text:style-name="P16"><text:span text:style-name="T1"/></text:p>
      <text:p text:style-name="P16"><text:span text:style-name="T1"/></text:p>
      <text:p text:style-name="P32"><text:span text:style-name="T1">Futur </text:span><text:span text:style-name="T4">(pas faites </text:span><text:span text:style-name="T5">par </text:span><text:span text:style-name="T4">manque de temps)</text:span><text:span text:style-name="T1">:</text:span></text:p>
      <text:p text:style-name="P33"><text:span text:style-name="T7">Faire la partie édition d’événement avec accès limité aux comptes admins (ceux de l’association).</text:span></text:p>
      <text:p text:style-name="P34"><text:span text:style-name="T7">Ajouter attribut Notation dans les inscrits et avec un trigger faire la moyenne et l’inscrire dans l’attribut Notation de événement.</text:span></text:p>
      <text:p text:style-name="P36"><text:span text:style-name="T7">Faire trigger avec la Partie de Xavier pour les entrées/sorties d’arg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7:53:18.760363744</meta:creation-date>
    <meta:generator>LibreOffice/5.1.6.2$Linux_X86_64 LibreOffice_project/10m0$Build-2</meta:generator>
    <dc:date>2018-05-12T18:46:22.569933827</dc:date>
    <meta:editing-duration>PT1H56M26S</meta:editing-duration>
    <meta:editing-cycles>29</meta:editing-cycles>
    <meta:document-statistic meta:table-count="0" meta:image-count="0" meta:object-count="0" meta:page-count="2" meta:paragraph-count="66" meta:word-count="625" meta:character-count="4007" meta:non-whitespace-character-count="3445"/>
  </office:meta>
</office:document-meta>
</file>